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7f1fd" officeooo:paragraph-rsid="0017f1fd" style:font-size-asian="21pt" style:font-size-complex="24pt"/>
    </style:style>
    <style:style style:name="P2" style:family="paragraph" style:parent-style-name="Standard">
      <style:text-properties fo:font-size="24pt" officeooo:rsid="0017f1fd" officeooo:paragraph-rsid="001d0558" style:font-size-asian="21pt" style:font-size-complex="24pt"/>
    </style:style>
    <style:style style:name="P3" style:family="paragraph" style:parent-style-name="Standard">
      <style:text-properties fo:font-size="24pt" officeooo:rsid="001d0558" officeooo:paragraph-rsid="001d0558" style:font-size-asian="21pt" style:font-size-complex="24pt"/>
    </style:style>
    <style:style style:name="P4" style:family="paragraph" style:parent-style-name="Standard">
      <style:text-properties fo:font-size="24pt" officeooo:rsid="001d0558" officeooo:paragraph-rsid="00256059" style:font-size-asian="21pt" style:font-size-complex="24pt"/>
    </style:style>
    <style:style style:name="P5" style:family="paragraph" style:parent-style-name="Standard">
      <style:text-properties fo:font-size="24pt" officeooo:rsid="00273dc8" officeooo:paragraph-rsid="00273dc8" style:font-size-asian="21pt" style:font-size-complex="24pt"/>
    </style:style>
    <style:style style:name="P6" style:family="paragraph" style:parent-style-name="Standard">
      <style:text-properties fo:font-size="24pt" officeooo:rsid="002d0a00" officeooo:paragraph-rsid="002d0a00" style:font-size-asian="21pt" style:font-size-complex="24pt"/>
    </style:style>
    <style:style style:name="P7" style:family="paragraph" style:parent-style-name="Standard">
      <style:text-properties fo:font-size="20pt" officeooo:rsid="0017f1fd" officeooo:paragraph-rsid="0017f1fd" style:font-size-asian="17.5pt" style:font-size-complex="20pt"/>
    </style:style>
    <style:style style:name="P8" style:family="paragraph" style:parent-style-name="Standard">
      <style:text-properties fo:font-size="20pt" officeooo:rsid="0019c2a4" officeooo:paragraph-rsid="0019c2a4" style:font-size-asian="17.5pt" style:font-size-complex="20pt"/>
    </style:style>
    <style:style style:name="P9" style:family="paragraph" style:parent-style-name="Standard">
      <style:text-properties fo:font-size="20pt" officeooo:rsid="0019c2a4" officeooo:paragraph-rsid="001d0558" style:font-size-asian="17.5pt" style:font-size-complex="20pt"/>
    </style:style>
    <style:style style:name="P10" style:family="paragraph" style:parent-style-name="Standard">
      <style:text-properties fo:font-size="24pt" officeooo:rsid="002d0a00" officeooo:paragraph-rsid="002d0a00" style:font-size-asian="21pt" style:font-size-complex="24pt"/>
    </style:style>
    <style:style style:name="P11" style:family="paragraph" style:parent-style-name="Standard">
      <style:text-properties fo:font-size="24pt" officeooo:rsid="0032fcb2" officeooo:paragraph-rsid="0032fcb2" style:font-size-asian="21pt" style:font-size-complex="24pt"/>
    </style:style>
    <style:style style:name="P12" style:family="paragraph" style:parent-style-name="Standard">
      <style:text-properties fo:font-size="24pt" officeooo:rsid="00273dc8" officeooo:paragraph-rsid="00273dc8" style:font-size-asian="21pt" style:font-size-complex="24pt"/>
    </style:style>
    <style:style style:name="P13" style:family="paragraph" style:parent-style-name="Standard">
      <style:text-properties fo:font-size="24pt" officeooo:rsid="003461ae" officeooo:paragraph-rsid="003461ae" style:font-size-asian="21pt" style:font-size-complex="24pt"/>
    </style:style>
    <style:style style:name="T1" style:family="text">
      <style:text-properties officeooo:rsid="001d0558"/>
    </style:style>
    <style:style style:name="T2" style:family="text">
      <style:text-properties officeooo:rsid="001ea340"/>
    </style:style>
    <style:style style:name="T3" style:family="text">
      <style:text-properties officeooo:rsid="002148f3"/>
    </style:style>
    <style:style style:name="T4" style:family="text">
      <style:text-properties officeooo:rsid="0022e89f"/>
    </style:style>
    <style:style style:name="T5" style:family="text">
      <style:text-properties officeooo:rsid="0023a7b7"/>
    </style:style>
    <style:style style:name="T6" style:family="text">
      <style:text-properties officeooo:rsid="00256059"/>
    </style:style>
    <style:style style:name="T7" style:family="text">
      <style:text-properties officeooo:rsid="0027d627"/>
    </style:style>
    <style:style style:name="T8" style:family="text">
      <style:text-properties officeooo:rsid="002958aa"/>
    </style:style>
    <style:style style:name="T9" style:family="text">
      <style:text-properties officeooo:rsid="0029b684"/>
    </style:style>
    <style:style style:name="T10" style:family="text">
      <style:text-properties officeooo:rsid="002a64f2"/>
    </style:style>
    <style:style style:name="T11" style:family="text">
      <style:text-properties officeooo:rsid="002b0f6f"/>
    </style:style>
    <style:style style:name="T12" style:family="text">
      <style:text-properties officeooo:rsid="002c1b60"/>
    </style:style>
    <style:style style:name="T13" style:family="text">
      <style:text-properties officeooo:rsid="002e7b1e"/>
    </style:style>
    <style:style style:name="T14" style:family="text">
      <style:text-properties officeooo:rsid="0031a4a6"/>
    </style:style>
    <style:style style:name="T15" style:family="text">
      <style:text-properties officeooo:rsid="003461ae"/>
    </style:style>
    <style:style style:name="T16" style:family="text">
      <style:text-properties officeooo:rsid="00364490"/>
    </style:style>
    <style:style style:name="T17" style:family="text">
      <style:text-properties officeooo:rsid="0036bf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</text:p>
      <text:p text:style-name="P7">version control system is repository of files every changes made to the are tracked with revisions</text:p>
      <text:p text:style-name="P7">who made the change ,why made the change</text:p>
      <text:p text:style-name="P7"/>
      <text:p text:style-name="P8">git</text:p>
      <text:p text:style-name="P8"><text:s text:c="2"/>distributed version control system</text:p>
      <text:p text:style-name="P9"><text:s text:c="2"/></text:p>
      <text:p text:style-name="P9"><text:span text:style-name="T1">git configurations</text:span> </text:p>
      <text:p text:style-name="P1">* git config --global user.email "<text:a xlink:type="simple" xlink:href="mailto:deangokul57@gmail.com" text:style-name="Internet_20_link" text:visited-style-name="Visited_20_Internet_20_Link">deangokul57@gmail.com</text:a>"</text:p>
      <text:p text:style-name="P1"/>
      <text:p text:style-name="P2">* git config --global user.<text:span text:style-name="T1">name</text:span> "<text:span text:style-name="T1">gokul</text:span>"</text:p>
      <text:p text:style-name="P2"/>
      <text:p text:style-name="P3">GIT ESSENTIALS</text:p>
      <text:p text:style-name="P3"><text:s text:c="2"/>*git init -initilaize the repo</text:p>
      <text:p text:style-name="P3">* <text:s/><text:span text:style-name="T2">git add file name or .</text:span></text:p>
      <text:p text:style-name="P3">* <text:span text:style-name="T2">git status</text:span></text:p>
      <text:p text:style-name="P3">* <text:span text:style-name="T2">git commit -m “message”</text:span></text:p>
      <text:p text:style-name="P3">* <text:span text:style-name="T3">git log</text:span></text:p>
      <text:p text:style-name="P3">*<text:span text:style-name="T4">git reset <text:s text:c="2"/>-</text:span><text:span text:style-name="T5">soft </text:span><text:span text:style-name="T4">&lt;commit id&gt; </text:span></text:p>
      <text:p text:style-name="P4">*<text:span text:style-name="T4">git reset <text:s text:c="2"/>-</text:span><text:span text:style-name="T6">hard</text:span><text:span text:style-name="T5"> </text:span><text:span text:style-name="T4">&lt;commit id&gt; </text:span></text:p>
      <text:p text:style-name="P4"/>
      <text:p text:style-name="P5">*git remote set-url origin &lt;url&gt;</text:p>
      <text:p text:style-name="P5"><text:s text:c="4"/>change the remote repo</text:p>
      <text:p text:style-name="P5">*<text:span text:style-name="T7">git branch</text:span></text:p>
      <text:p text:style-name="P5"><text:s text:c="3"/>-<text:span text:style-name="T7">shows which branch</text:span></text:p>
      <text:p text:style-name="P5"><text:soft-page-break/>*<text:span text:style-name="T8">git branch &lt;new branch name&gt;</text:span></text:p>
      <text:p text:style-name="P5"><text:s text:c="3"/><text:span text:style-name="T8">create a new branch</text:span></text:p>
      <text:p text:style-name="P5">*<text:span text:style-name="T9">git checkout &lt;branch name&gt;</text:span></text:p>
      <text:p text:style-name="P5"><text:s text:c="3"/>-<text:span text:style-name="T9">change the branch</text:span></text:p>
      <text:p text:style-name="P5">*<text:span text:style-name="T10">git merge &lt;old branch &gt; <text:s/>&lt;new branch&gt;</text:span></text:p>
      <text:p text:style-name="P5"><text:s text:c="3"/>-<text:span text:style-name="T11">mergre the branches</text:span></text:p>
      <text:p text:style-name="P5">*<text:span text:style-name="T12">git branch -d &lt;branch name&gt;</text:span></text:p>
      <text:p text:style-name="P5"><text:s text:c="2"/>-<text:span text:style-name="T12">delete the branch<text:tab/></text:span></text:p>
      <text:p text:style-name="P6"/>
      <text:p text:style-name="P6">GIT REBASE</text:p>
      <text:p text:style-name="P6"><text:s text:c="2"/><text:span text:style-name="T14">oru sub branch la sila commits panran atha master <text:s/>la merge panamayea master layum sila commits paniran antha situation la enaku sub branch la panathu matum master venum athuku muunadi sub branch la pana eathum vendam </text:span></text:p>
      <text:p text:style-name="P6"><text:s text:c="2"/><text:span text:style-name="T14">use git rebase</text:span></text:p>
      <text:p text:style-name="P6">* <text:span text:style-name="T13">git rebase &lt;branch a&gt; &lt;branch b&gt;</text:span></text:p>
      <text:p text:style-name="P6">- <text:span text:style-name="T13">a branch – which branch to b- branch which branch</text:span></text:p>
      <text:p text:style-name="P6"/>
      <text:p text:style-name="P11">GIT CHERY PICK</text:p>
      <text:p text:style-name="P11"><text:s text:c="3"/>pick a particular commit from un merged commit in another branch</text:p>
      <text:p text:style-name="P5"><text:s/>*<text:span text:style-name="T15">git cherry-pick &lt;commit id&gt;</text:span></text:p>
      <text:p text:style-name="P13">GIT STASH</text:p>
      <text:p text:style-name="P13"><text:soft-page-break/><text:s text:c="2"/><text:span text:style-name="T16">commmit panatha files a oru edathula store pani vachuka use panikalam</text:span></text:p>
      <text:p text:style-name="P13"><text:s text:c="2"/>*<text:span text:style-name="T16">git stash</text:span></text:p>
      <text:p text:style-name="P13"><text:s text:c="2"/>*<text:span text:style-name="T16">git stash list</text:span></text:p>
      <text:p text:style-name="P13">- <text:span text:style-name="T16">view all files in the stash</text:span></text:p>
      <text:p text:style-name="P13">*<text:span text:style-name="T16">git stash pop</text:span></text:p>
      <text:p text:style-name="P13">- <text:span text:style-name="T16">get the last file in the stash</text:span></text:p>
      <text:p text:style-name="P13">*<text:span text:style-name="T17">git stash &lt;id&gt;</text:span></text:p>
      <text:p text:style-name="P13">- <text:span text:style-name="T17">get the specific stashing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3:28:40.703491648</meta:creation-date>
    <meta:generator>LibreOffice/7.3.7.2$Linux_X86_64 LibreOffice_project/30$Build-2</meta:generator>
    <dc:date>2022-12-19T14:44:42.473929650</dc:date>
    <meta:editing-duration>PT4H43M43S</meta:editing-duration>
    <meta:editing-cycles>16</meta:editing-cycles>
    <meta:document-statistic meta:table-count="0" meta:image-count="0" meta:object-count="0" meta:page-count="3" meta:paragraph-count="46" meta:word-count="249" meta:character-count="1442" meta:non-whitespace-character-count="1189"/>
  </office:meta>
</office:document-meta>
</file>